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rebuchet MS" svg:font-family="'Trebuchet MS'"/>
    <style:font-face style:name="Monospace1" svg:font-family="Monospace"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fo:keep-with-next="alway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17.59cm" table:align="margins" fo:keep-with-next="alway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fo:keep-with-next="always"/>
    </style:style>
    <style:style style:name="Table5.A" style:family="table-column">
      <style:table-column-properties style:column-width="5.863cm" style:rel-column-width="21845*"/>
    </style:style>
    <style:style style:name="Table5.B" style:family="table-column">
      <style:table-column-properties style:column-width="5.863cm" style:rel-column-width="21846*"/>
    </style:style>
    <style:style style:name="Table5.C" style:family="table-column">
      <style:table-column-properties style:column-width="5.863cm" style:rel-column-width="21844*"/>
    </style:style>
    <style:style style:name="Table5.A1" style:family="table-cell">
      <style:table-cell-properties fo:padding="0.097cm" fo:border-left="0.05pt solid #000000" fo:border-right="none" fo:border-top="0.05pt solid #000000" fo:border-bottom="none"/>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none"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6" style:family="table">
      <style:table-properties style:width="17.59cm" table:align="margins" fo:keep-with-next="always" style:writing-mode="lr-tb"/>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fo:keep-with-next="always" style:writing-mode="lr-tb"/>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5cm" fo:margin-left="0cm" table:align="left" fo:keep-with-next="always" style:writing-mode="lr-tb"/>
    </style:style>
    <style:style style:name="Table8.A" style:family="table-column">
      <style:table-column-properties style:column-width="4.419cm"/>
    </style:style>
    <style:style style:name="Table8.B" style:family="table-column">
      <style:table-column-properties style:column-width="13.17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ae81" officeooo:paragraph-rsid="0021ae81"/>
    </style:style>
    <style:style style:name="P2"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text-properties officeooo:rsid="00267fb6" officeooo:paragraph-rsid="00267fb6"/>
    </style:style>
    <style:style style:name="P4" style:family="paragraph" style:parent-style-name="Text_20_body">
      <style:text-properties officeooo:rsid="002bc3b6" officeooo:paragraph-rsid="002bc3b6"/>
    </style:style>
    <style:style style:name="P5" style:family="paragraph" style:parent-style-name="Text_20_body">
      <style:text-properties officeooo:rsid="003bb332" officeooo:paragraph-rsid="003bb332"/>
    </style:style>
    <style:style style:name="P6" style:family="paragraph" style:parent-style-name="Text_20_body">
      <style:text-properties officeooo:paragraph-rsid="003bb332"/>
    </style:style>
    <style:style style:name="P7" style:family="paragraph" style:parent-style-name="Text_20_body">
      <style:text-properties officeooo:rsid="003d4c03" officeooo:paragraph-rsid="003d4c03"/>
    </style:style>
    <style:style style:name="P8" style:family="paragraph" style:parent-style-name="Text_20_body">
      <style:text-properties style:font-name="Times New Roman" fo:font-size="12pt" officeooo:rsid="003d4c03" officeooo:paragraph-rsid="003d4c03" style:font-size-asian="12pt" style:font-size-complex="12pt"/>
    </style:style>
    <style:style style:name="P9" style:family="paragraph" style:parent-style-name="Text_20_body">
      <style:text-properties officeooo:rsid="0042981e" officeooo:paragraph-rsid="0042981e"/>
    </style:style>
    <style:style style:name="P10" style:family="paragraph" style:parent-style-name="Text_20_body">
      <style:text-properties officeooo:paragraph-rsid="0043dbb3"/>
    </style:style>
    <style:style style:name="P11" style:family="paragraph" style:parent-style-name="Text_20_body">
      <style:text-properties officeooo:rsid="0044e3ab" officeooo:paragraph-rsid="0044e3ab"/>
    </style:style>
    <style:style style:name="P12" style:family="paragraph" style:parent-style-name="Text_20_body">
      <style:text-properties officeooo:rsid="0046558a" officeooo:paragraph-rsid="0046558a"/>
    </style:style>
    <style:style style:name="P13" style:family="paragraph" style:parent-style-name="Text_20_body">
      <style:text-properties officeooo:rsid="00497059" officeooo:paragraph-rsid="00497059"/>
    </style:style>
    <style:style style:name="P14" style:family="paragraph" style:parent-style-name="Text_20_body">
      <style:text-properties officeooo:rsid="004ac05a" officeooo:paragraph-rsid="004ac05a"/>
    </style:style>
    <style:style style:name="P15" style:family="paragraph" style:parent-style-name="Text_20_body">
      <style:text-properties officeooo:rsid="004af39e" officeooo:paragraph-rsid="004af39e"/>
    </style:style>
    <style:style style:name="P16"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7"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18"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19"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20"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2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paragraph-rsid="004d20b8" style:text-blinking="false" fo:background-color="transparent" style:font-size-asian="12pt" style:font-size-complex="12pt"/>
    </style:style>
    <style:style style:name="P2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2d7e5" officeooo:paragraph-rsid="0052d7e5" style:text-blinking="false" fo:background-color="transparent" style:font-size-asian="12pt" style:font-size-complex="12pt"/>
    </style:style>
    <style:style style:name="P2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45543" officeooo:paragraph-rsid="00545543" style:text-blinking="false" fo:background-color="transparent" style:font-size-asian="12pt" style:font-size-complex="12pt"/>
    </style:style>
    <style:style style:name="P2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5c30f" officeooo:paragraph-rsid="0055c30f" style:text-blinking="false" fo:background-color="transparent" style:font-size-asian="12pt" style:font-size-complex="12pt"/>
    </style:style>
    <style:style style:name="P2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736cf" officeooo:paragraph-rsid="005736cf" style:text-blinking="false" fo:background-color="transparent" style:font-size-asian="12pt" style:font-size-complex="12pt"/>
    </style:style>
    <style:style style:name="P2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4d20b8" officeooo:paragraph-rsid="004d20b8" style:text-blinking="false" fo:background-color="transparent" style:font-size-asian="10.5pt" style:font-size-complex="12pt"/>
    </style:style>
    <style:style style:name="P2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0d0f6" officeooo:paragraph-rsid="0050d0f6" style:text-blinking="false" fo:background-color="transparent" style:font-size-asian="10.5pt" style:font-size-complex="12pt"/>
    </style:style>
    <style:style style:name="P2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9a97d" officeooo:paragraph-rsid="0059a97d" style:text-blinking="false" fo:background-color="transparent" style:font-size-asian="10.5pt" style:font-size-complex="12pt"/>
    </style:style>
    <style:style style:name="P3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ca6a4" officeooo:paragraph-rsid="005ca6a4" style:text-blinking="false" fo:background-color="transparent" style:font-size-asian="10.5pt" style:font-size-complex="12pt"/>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618fb5" officeooo:paragraph-rsid="00618fb5" style:text-blinking="false" fo:background-color="transparent" style:font-size-asian="10.5pt" style:font-size-complex="12p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649662" officeooo:paragraph-rsid="00649662" style:text-blinking="false" fo:background-color="transparent" style:font-size-asian="10.5pt" style:font-size-complex="12pt"/>
    </style:style>
    <style:style style:name="P33" style:family="paragraph" style:parent-style-name="Text_20_body">
      <style:paragraph-properties fo:margin-top="0cm" fo:margin-bottom="0cm" style:contextual-spacing="false" fo:line-height="114%" style:writing-mode="lr-tb"/>
      <style:text-properties officeooo:paragraph-rsid="005098cd"/>
    </style:style>
    <style:style style:name="P34" style:family="paragraph" style:parent-style-name="Text_20_body">
      <style:paragraph-properties fo:margin-top="0cm" fo:margin-bottom="0cm" style:contextual-spacing="false" fo:line-height="114%" style:writing-mode="lr-tb"/>
      <style:text-properties officeooo:rsid="0059a97d" officeooo:paragraph-rsid="0059a97d"/>
    </style:style>
    <style:style style:name="P35" style:family="paragraph" style:parent-style-name="Heading_20_2">
      <style:paragraph-properties fo:margin-top="0.353cm" fo:margin-bottom="0cm" style:contextual-spacing="false" fo:line-height="114%"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36" style:family="paragraph" style:parent-style-name="Heading_20_1">
      <style:paragraph-properties fo:margin-top="0.353cm" fo:margin-bottom="0cm" style:contextual-spacing="false" fo:line-height="114%" fo:break-before="page"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37" style:family="paragraph" style:parent-style-name="Heading_20_2">
      <style:paragraph-properties fo:margin-top="0.353cm" fo:margin-bottom="0cm" style:contextual-spacing="false" fo:line-height="114%" fo:break-before="page"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38" style:family="paragraph" style:parent-style-name="Heading_20_1">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39" style:family="paragraph" style:parent-style-name="Heading_20_1">
      <style:paragraph-properties fo:break-before="page"/>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P42" style:family="paragraph" style:parent-style-name="Standard">
      <style:paragraph-properties fo:margin-left="0cm" fo:margin-right="0cm" fo:text-align="start" style:justify-single-word="false" fo:text-indent="0cm" style:auto-text-indent="false"/>
      <style:text-properties style:font-name="Monospace1" fo:font-size="12pt" officeooo:paragraph-rsid="003d4c03" style:font-size-asian="12pt" style:font-size-complex="12pt"/>
    </style:style>
    <style:style style:name="P43" style:family="paragraph" style:parent-style-name="Standard">
      <style:paragraph-properties fo:margin-left="0cm" fo:margin-right="0cm" fo:text-align="start" style:justify-single-word="false" fo:text-indent="0cm" style:auto-text-indent="false"/>
      <style:text-properties style:font-name="Monospace1" fo:font-size="11pt" officeooo:rsid="002eeac2" officeooo:paragraph-rsid="002eeac2" style:font-size-asian="11pt" style:font-size-complex="11pt"/>
    </style:style>
    <style:style style:name="P44" style:family="paragraph" style:parent-style-name="Standard">
      <style:paragraph-properties fo:margin-left="0cm" fo:margin-right="0cm" fo:text-align="start" style:justify-single-word="false" fo:text-indent="0cm" style:auto-text-indent="false"/>
      <style:text-properties fo:font-size="12pt" officeooo:paragraph-rsid="003f482b" style:font-size-asian="12pt" style:font-size-complex="12pt"/>
    </style:style>
    <style:style style:name="P45" style:family="paragraph" style:parent-style-name="Table_20_Contents">
      <style:text-properties style:font-name="Monospace" officeooo:rsid="00267fb6" officeooo:paragraph-rsid="00267fb6"/>
    </style:style>
    <style:style style:name="P46" style:family="paragraph" style:parent-style-name="Table_20_Contents">
      <style:text-properties style:font-name="Monospace" officeooo:rsid="003bb332" officeooo:paragraph-rsid="003bb332"/>
    </style:style>
    <style:style style:name="P47" style:family="paragraph" style:parent-style-name="Table_20_Contents">
      <style:text-properties style:font-name="Times New Roman" fo:font-size="12pt" officeooo:rsid="00578476" officeooo:paragraph-rsid="00578476" style:font-size-asian="12pt" style:font-size-complex="12pt"/>
    </style:style>
    <style:style style:name="P48" style:family="paragraph" style:parent-style-name="Table_20_Contents">
      <style:text-properties style:font-name="Times New Roman" fo:font-size="12pt" officeooo:rsid="0058146f" officeooo:paragraph-rsid="0058146f" style:font-size-asian="12pt" style:font-size-complex="12pt"/>
    </style:style>
    <style:style style:name="P49" style:family="paragraph" style:parent-style-name="Table_20_Contents">
      <style:text-properties style:font-name="Times New Roman" fo:font-size="12pt" officeooo:rsid="0058fc90" officeooo:paragraph-rsid="0058fc90" style:font-size-asian="12pt" style:font-size-complex="12pt"/>
    </style:style>
    <style:style style:name="P50" style:family="paragraph" style:parent-style-name="Table">
      <style:text-properties officeooo:paragraph-rsid="00392f86"/>
    </style:style>
    <style:style style:name="P51" style:family="paragraph" style:parent-style-name="Table">
      <style:text-properties fo:font-style="normal" officeooo:rsid="0040a43a" officeooo:paragraph-rsid="0040a43a" style:font-style-asian="normal" style:font-style-complex="normal"/>
    </style:style>
    <style:style style:name="P52" style:family="paragraph" style:parent-style-name="Standard">
      <style:text-properties fo:color="#000000" fo:font-size="12pt" officeooo:paragraph-rsid="004af39e" style:font-size-asian="12pt" style:font-size-complex="12pt"/>
    </style:style>
    <style:style style:name="P53" style:family="paragraph" style:parent-style-name="Standard">
      <style:text-properties fo:color="#000000" fo:font-size="12pt" style:text-underline-style="none" officeooo:paragraph-rsid="004af39e" style:font-size-asian="12pt" style:font-size-complex="12pt"/>
    </style:style>
    <style:style style:name="P54" style:family="paragraph" style:parent-style-name="Standard" style:master-page-name="Standard">
      <style:paragraph-properties fo:margin-left="0cm" fo:margin-right="0cm" fo:text-align="start" style:justify-single-word="false" fo:text-indent="0cm" style:auto-text-indent="false" style:page-number="auto"/>
      <style:text-properties style:font-name="Monospace1" fo:font-size="11pt" officeooo:rsid="002eeac2" officeooo:paragraph-rsid="002eeac2" style:font-size-asian="11pt" style:font-size-complex="11pt"/>
    </style:style>
    <style:style style:name="P55" style:family="paragraph" style:parent-style-name="Standard" style:master-page-name="Standard">
      <style:paragraph-properties fo:margin-left="0cm" fo:margin-right="0cm" fo:text-align="start" style:justify-single-word="false" fo:text-indent="0cm" style:auto-text-indent="false" style:page-number="auto"/>
      <style:text-properties fo:color="#000000" style:font-name="Monospace1" fo:font-size="12pt" style:font-size-asian="12pt" style:font-size-complex="12pt"/>
    </style:style>
    <style:style style:name="P56" style:family="paragraph" style:parent-style-name="Standard">
      <style:paragraph-properties fo:margin-left="0cm" fo:margin-right="0cm" fo:text-align="start" style:justify-single-word="false" fo:text-indent="0cm" style:auto-text-indent="false"/>
      <style:text-properties fo:color="#000000" style:font-name="Monospace1" fo:font-size="12pt" style:font-size-asian="12pt" style:font-size-complex="12pt"/>
    </style:style>
    <style:style style:name="P57" style:family="paragraph" style:parent-style-name="Standard">
      <style:paragraph-properties fo:margin-left="0cm" fo:margin-right="0cm" fo:text-align="start" style:justify-single-word="false" fo:text-indent="0cm" style:auto-text-indent="false"/>
      <style:text-properties fo:color="#000000" style:font-name="Monospace1" fo:font-size="12pt" officeooo:paragraph-rsid="004af39e" style:font-size-asian="12pt" style:font-size-complex="12pt"/>
    </style:style>
    <style:style style:name="P58" style:family="paragraph" style:parent-style-name="Standard">
      <style:paragraph-properties fo:margin-left="0cm" fo:margin-right="0cm" fo:text-align="start" style:justify-single-word="false" fo:text-indent="0cm" style:auto-text-indent="false"/>
      <style:text-properties fo:color="#000000" style:font-name="Monospace1" fo:font-size="12pt" style:text-underline-style="none" style:font-size-asian="12pt" style:font-size-complex="12pt"/>
    </style:style>
    <style:style style:name="P59" style:family="paragraph" style:parent-style-name="Standard">
      <style:paragraph-properties fo:margin-left="0cm" fo:margin-right="0cm" fo:text-align="start" style:justify-single-word="false" fo:text-indent="0cm" style:auto-text-indent="false"/>
      <style:text-properties fo:color="#000000" style:font-name="Monospace1" fo:font-size="12pt" fo:font-style="normal" style:text-underline-style="none" style:font-size-asian="12pt" style:font-style-asian="normal" style:font-size-complex="12pt" style:font-style-complex="normal"/>
    </style:style>
    <style:style style:name="P60" style:family="paragraph" style:parent-style-name="Standard" style:master-page-name="Standard">
      <style:paragraph-properties style:page-number="auto"/>
      <style:text-properties fo:color="#000000" fo:font-size="12pt" officeooo:rsid="004af39e" officeooo:paragraph-rsid="004af39e" style:font-size-asian="12pt" style:font-size-complex="12pt"/>
    </style:style>
    <style:style style:name="P61" style:family="paragraph" style:parent-style-name="Standard" style:master-page-name="Standard">
      <style:paragraph-properties style:page-number="auto"/>
      <style:text-properties fo:color="#000000" style:font-name="Monospace1" fo:font-size="12pt" officeooo:paragraph-rsid="004af39e" style:font-size-asian="12pt" style:font-size-complex="12pt"/>
    </style:style>
    <style:style style:name="P62" style:family="paragraph" style:parent-style-name="Standard" style:master-page-name="Standard">
      <style:paragraph-properties style:page-number="auto"/>
      <style:text-properties fo:color="#000000" style:font-name="Monospace1" fo:font-size="12pt" style:text-underline-style="none" officeooo:paragraph-rsid="004af39e" style:font-size-asian="12pt" style:font-size-complex="12pt"/>
    </style:style>
    <style:style style:name="P63" style:family="paragraph" style:parent-style-name="Standard" style:master-page-name="Standard">
      <style:paragraph-properties style:page-number="auto"/>
      <style:text-properties fo:color="#000000" style:font-name="Monospace1" fo:font-size="12pt" fo:font-style="normal" style:text-underline-style="none" style:font-size-asian="12pt" style:font-style-asian="normal" style:font-size-complex="12pt" style:font-style-complex="normal"/>
    </style:style>
    <style:style style:name="P64" style:family="paragraph" style:parent-style-name="Standard" style:master-page-name="Standard">
      <style:paragraph-properties style:page-number="auto"/>
      <style:text-properties fo:color="#000000" style:font-name="Monospace1" fo:font-size="12pt" fo:font-style="normal" officeooo:paragraph-rsid="0055c30f" style:font-size-asian="12pt" style:font-style-asian="normal" style:font-size-complex="12pt" style:font-style-complex="normal"/>
    </style:style>
    <style:style style:name="P65" style:family="paragraph" style:parent-style-name="Standard">
      <style:text-properties fo:color="#000000" style:font-name="Monospace1" fo:font-size="12pt" fo:font-style="normal" officeooo:paragraph-rsid="0055c30f" style:font-size-asian="12pt" style:font-style-asian="normal" style:font-size-complex="12pt" style:font-style-complex="normal"/>
    </style:style>
    <style:style style:name="P66" style:family="paragraph" style:parent-style-name="Text_20_body" style:master-page-name="Standard">
      <style:paragraph-properties fo:margin-top="0cm" fo:margin-bottom="0cm" style:contextual-spacing="false" fo:line-height="114%" fo:text-align="center" style:justify-single-word="false" style:page-number="auto"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098cd" officeooo:paragraph-rsid="0059a97d" style:text-blinking="false" fo:background-color="transparent" style:font-size-asian="12pt" style:font-size-complex="12pt"/>
    </style:style>
    <style:style style:name="P68" style:family="paragraph" style:parent-style-name="Text_20_body">
      <style:text-properties officeooo:rsid="006a1d7e" officeooo:paragraph-rsid="006a1d7e"/>
    </style:style>
    <style:style style:name="P69" style:family="paragraph" style:parent-style-name="Text_20_body">
      <style:text-properties officeooo:rsid="006a1d7e" officeooo:paragraph-rsid="006dff61"/>
    </style:style>
    <style:style style:name="P70" style:family="paragraph" style:parent-style-name="Heading_20_2">
      <style:paragraph-properties fo:margin-top="0.353cm" fo:margin-bottom="0cm" style:contextual-spacing="false" fo:line-height="114%"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T1" style:family="text">
      <style:text-properties officeooo:rsid="0023eeb1"/>
    </style:style>
    <style:style style:name="T2" style:family="text">
      <style:text-properties officeooo:rsid="0027dfc5"/>
    </style:style>
    <style:style style:name="T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4" style:family="text">
      <style:text-properties fo:font-variant="normal" fo:text-transform="none" fo:color="#000000" style:text-line-through-style="none" style:font-name="Times New Roman" fo:font-size="12pt" fo:font-style="normal" style:text-underline-style="none" fo:font-weight="normal" officeooo:rsid="0023eeb1" style:text-blinking="false" fo:background-color="transparent" style:font-size-asian="12pt" style:font-size-complex="12pt"/>
    </style:style>
    <style:style style:name="T5" style:family="text">
      <style:text-properties fo:font-variant="normal" fo:text-transform="none" fo:color="#000000" style:text-line-through-style="none" style:font-name="Times New Roman" fo:font-size="12pt" fo:font-style="normal" style:text-underline-style="none" fo:font-weight="normal" officeooo:rsid="005098cd" style:text-blinking="false" fo:background-color="transparent" style:font-size-asian="12pt" style:font-size-complex="12pt"/>
    </style:style>
    <style:style style:name="T6" style:family="text">
      <style:text-properties fo:font-variant="normal" fo:text-transform="none" fo:color="#000000" style:text-line-through-style="none" style:font-name="Times New Roman" fo:font-size="12pt" fo:font-style="normal" style:text-underline-style="none" fo:font-weight="normal" officeooo:rsid="005b55f3" style:text-blinking="false" fo:background-color="transparent" style:font-size-asian="12pt" style:font-size-complex="12pt"/>
    </style:style>
    <style:style style:name="T7" style:family="text">
      <style:text-properties fo:font-variant="normal" fo:text-transform="none" fo:color="#000000" style:text-line-through-style="none" style:font-name="Monospace" fo:font-size="12pt" fo:font-style="normal" style:text-underline-style="none" fo:font-weight="normal" officeooo:rsid="005098cd" style:text-blinking="false" fo:background-color="transparent" style:font-size-asian="12pt" style:font-size-complex="12pt"/>
    </style:style>
    <style:style style:name="T8" style:family="text">
      <style:text-properties officeooo:rsid="002bc3b6"/>
    </style:style>
    <style:style style:name="T9" style:family="text">
      <style:text-properties style:font-name="Monospace1"/>
    </style:style>
    <style:style style:name="T10" style:family="text">
      <style:text-properties style:font-name="Monospace1" fo:font-size="12pt" style:font-size-asian="12pt" style:font-size-complex="12pt"/>
    </style:style>
    <style:style style:name="T11" style:family="text">
      <style:text-properties style:font-name="Monospace1" officeooo:rsid="003f482b"/>
    </style:style>
    <style:style style:name="T12" style:family="text">
      <style:text-properties style:font-name="Monospace1" fo:font-size="10pt" style:font-size-asian="10pt"/>
    </style:style>
    <style:style style:name="T13" style:family="text">
      <style:text-properties officeooo:rsid="003b1897"/>
    </style:style>
    <style:style style:name="T14" style:family="text">
      <style:text-properties officeooo:rsid="003bb332"/>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3bb332" style:font-size-asian="12pt" style:font-size-complex="12pt"/>
    </style:style>
    <style:style style:name="T18" style:family="text">
      <style:text-properties style:font-name="Monospace"/>
    </style:style>
    <style:style style:name="T19" style:family="text">
      <style:text-properties style:font-name="Monospace" fo:font-size="12pt" style:font-size-asian="12pt" style:font-size-complex="12pt"/>
    </style:style>
    <style:style style:name="T20" style:family="text">
      <style:text-properties style:font-name="Monospace" officeooo:rsid="0043dbb3"/>
    </style:style>
    <style:style style:name="T21" style:family="text">
      <style:text-properties style:font-name="Monospace" officeooo:rsid="004a3073"/>
    </style:style>
    <style:style style:name="T22" style:family="text">
      <style:text-properties style:font-name="Monospace" officeooo:rsid="004d20b8"/>
    </style:style>
    <style:style style:name="T23" style:family="text">
      <style:text-properties style:font-name="Monospace" officeooo:rsid="004e826b"/>
    </style:style>
    <style:style style:name="T24" style:family="text">
      <style:text-properties style:font-name="Monospace" officeooo:rsid="005ee81c"/>
    </style:style>
    <style:style style:name="T25" style:family="text">
      <style:text-properties style:font-name="Monospace" officeooo:rsid="0062fed6"/>
    </style:style>
    <style:style style:name="T26" style:family="text">
      <style:text-properties officeooo:rsid="0043dbb3"/>
    </style:style>
    <style:style style:name="T27" style:family="text">
      <style:text-properties officeooo:rsid="00450ced"/>
    </style:style>
    <style:style style:name="T28" style:family="text">
      <style:text-properties officeooo:rsid="0047a359"/>
    </style:style>
    <style:style style:name="T29" style:family="text">
      <style:text-properties officeooo:rsid="004a3073"/>
    </style:style>
    <style:style style:name="T30" style:family="text">
      <style:text-properties officeooo:rsid="004af39e"/>
    </style:style>
    <style:style style:name="T31" style:family="text">
      <style:text-properties officeooo:rsid="004d20b8"/>
    </style:style>
    <style:style style:name="T32" style:family="text">
      <style:text-properties officeooo:rsid="004e826b"/>
    </style:style>
    <style:style style:name="T33" style:family="text">
      <style:text-properties officeooo:rsid="005098cd"/>
    </style:style>
    <style:style style:name="T34" style:family="text">
      <style:text-properties officeooo:rsid="00545543"/>
    </style:style>
    <style:style style:name="T35" style:family="text">
      <style:text-properties officeooo:rsid="005ca6a4"/>
    </style:style>
    <style:style style:name="T36" style:family="text">
      <style:text-properties officeooo:rsid="005ee81c"/>
    </style:style>
    <style:style style:name="T37" style:family="text">
      <style:text-properties officeooo:rsid="0062fed6"/>
    </style:style>
    <style:style style:name="T38" style:family="text">
      <style:text-properties officeooo:rsid="006630e4"/>
    </style:style>
    <style:style style:name="T39" style:family="text">
      <style:text-properties officeooo:rsid="00680102"/>
    </style:style>
    <style:style style:name="T40" style:family="text">
      <style:text-properties officeooo:rsid="0069cea6"/>
    </style:style>
    <style:style style:name="T41" style:family="text">
      <style:text-properties officeooo:rsid="006c1981"/>
    </style:style>
    <style:style style:name="T42" style:family="text">
      <style:text-properties officeooo:rsid="006c82b6"/>
    </style:style>
    <style:style style:name="T43" style:family="text">
      <style:text-properties officeooo:rsid="006d472b"/>
    </style:style>
    <style:style style:name="T44" style:family="text">
      <style:text-properties officeooo:rsid="006dff6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16"/>
      <text:p text:style-name="P16"/>
      <text:p text:style-name="P16"/>
      <text:p text:style-name="P16"/>
      <text:p text:style-name="P16"/>
      <text:p text:style-name="P16"><text:bookmark text:name="docs-internal-guid-0028efcc-c8f7-f531-602a-f8969ffae9a5"/>McGill University</text:p>
      <text:p text:style-name="P16">School of Computer Science</text:p>
      <text:p text:style-name="P16">COMP 520</text:p>
      <text:p text:style-name="Text_20_body"><text:line-break/><text:line-break/><text:line-break/><text:line-break/><text:line-break/><text:line-break/><text:line-break/></text:p>
      <text:p text:style-name="P18">Wig Compiler Report</text:p>
      <text:p text:style-name="Text_20_body"/>
      <text:p text:style-name="P17">Report No. 2013-<text:span text:style-name="T1">12</text:span></text:p>
      <text:p text:style-name="Text_20_body"/>
      <text:p text:style-name="P17">Furkan Tufekci</text:p>
      <text:p text:style-name="Text_20_body"><text:line-break/><text:line-break/><text:line-break/><text:line-break/><text:line-break/><text:line-break/><text:line-break/></text:p>
      <text:p text:style-name="P19">December 6, 2013</text:p>
      <text:p text:style-name="Text_20_body"><text:line-break/><text:line-break/></text:p>
      <text:p text:style-name="P20">www.cs.mcgill.ca</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40"><text:a xlink:type="simple" xlink:href="#__RefHeading__107_1210552333" text:style-name="Index_20_Link" text:visited-style-name="Index_20_Link">1 Introduction<text:tab/>3</text:a></text:p>
          <text:p text:style-name="P41"><text:a xlink:type="simple" xlink:href="#__RefHeading__109_1210552333" text:style-name="Index_20_Link" text:visited-style-name="Index_20_Link">1.1 Clarifications<text:tab/>3</text:a></text:p>
          <text:p text:style-name="P41"><text:a xlink:type="simple" xlink:href="#__RefHeading__111_1210552333" text:style-name="Index_20_Link" text:visited-style-name="Index_20_Link">1.2 Restrictions<text:tab/>3</text:a></text:p>
          <text:p text:style-name="P41"><text:a xlink:type="simple" xlink:href="#__RefHeading__113_1210552333" text:style-name="Index_20_Link" text:visited-style-name="Index_20_Link">1.3 Extensions<text:tab/>3</text:a></text:p>
          <text:p text:style-name="P41"><text:a xlink:type="simple" xlink:href="#__RefHeading__115_1210552333" text:style-name="Index_20_Link" text:visited-style-name="Index_20_Link">1.4 Implementation Status<text:tab/>3</text:a></text:p>
          <text:p text:style-name="P40"><text:a xlink:type="simple" xlink:href="#__RefHeading__117_1210552333" text:style-name="Index_20_Link" text:visited-style-name="Index_20_Link">2 Parsing and Abstract Syntax Trees<text:tab/>4</text:a></text:p>
          <text:p text:style-name="P41"><text:a xlink:type="simple" xlink:href="#__RefHeading__119_1210552333" text:style-name="Index_20_Link" text:visited-style-name="Index_20_Link">2.1 The Grammar<text:tab/>4</text:a></text:p>
          <text:p text:style-name="P41"><text:a xlink:type="simple" xlink:href="#__RefHeading__121_1210552333" text:style-name="Index_20_Link" text:visited-style-name="Index_20_Link">2.2 Using the flex or SableCC Tool<text:tab/>4</text:a></text:p>
          <text:p text:style-name="P41"><text:a xlink:type="simple" xlink:href="#__RefHeading__123_1210552333" text:style-name="Index_20_Link" text:visited-style-name="Index_20_Link">2.3 Using the bison or SableCC Tool<text:tab/>4</text:a></text:p>
          <text:p text:style-name="P41"><text:a xlink:type="simple" xlink:href="#__RefHeading__125_1210552333" text:style-name="Index_20_Link" text:visited-style-name="Index_20_Link">2.4 Abstract Syntax Trees<text:tab/>4</text:a></text:p>
          <text:p text:style-name="P41"><text:a xlink:type="simple" xlink:href="#__RefHeading__127_1210552333" text:style-name="Index_20_Link" text:visited-style-name="Index_20_Link">2.5 Desugaring<text:tab/>4</text:a></text:p>
          <text:p text:style-name="P41"><text:a xlink:type="simple" xlink:href="#__RefHeading__129_1210552333" text:style-name="Index_20_Link" text:visited-style-name="Index_20_Link">2.6 Weeding<text:tab/>4</text:a></text:p>
          <text:p text:style-name="P41"><text:a xlink:type="simple" xlink:href="#__RefHeading__131_1210552333" text:style-name="Index_20_Link" text:visited-style-name="Index_20_Link">2.7 Testing<text:tab/>4</text:a></text:p>
          <text:p text:style-name="P40"><text:a xlink:type="simple" xlink:href="#__RefHeading__133_1210552333" text:style-name="Index_20_Link" text:visited-style-name="Index_20_Link">3 Symbol Tables<text:tab/>5</text:a></text:p>
          <text:p text:style-name="P41"><text:a xlink:type="simple" xlink:href="#__RefHeading__135_1210552333" text:style-name="Index_20_Link" text:visited-style-name="Index_20_Link">3.1 Scope Rules<text:tab/>5</text:a></text:p>
          <text:p text:style-name="P41"><text:a xlink:type="simple" xlink:href="#__RefHeading__137_1210552333" text:style-name="Index_20_Link" text:visited-style-name="Index_20_Link">3.2 Symbol Data<text:tab/>5</text:a></text:p>
          <text:p text:style-name="P41"><text:a xlink:type="simple" xlink:href="#__RefHeading__139_1210552333" text:style-name="Index_20_Link" text:visited-style-name="Index_20_Link">3.3 Algorithm<text:tab/>5</text:a></text:p>
          <text:p text:style-name="P41"><text:a xlink:type="simple" xlink:href="#__RefHeading__141_1210552333" text:style-name="Index_20_Link" text:visited-style-name="Index_20_Link">3.4 Testing<text:tab/>5</text:a></text:p>
          <text:p text:style-name="P40"><text:a xlink:type="simple" xlink:href="#__RefHeading__143_1210552333" text:style-name="Index_20_Link" text:visited-style-name="Index_20_Link">4 Type Checking<text:tab/>6</text:a></text:p>
          <text:p text:style-name="P41"><text:a xlink:type="simple" xlink:href="#__RefHeading__145_1210552333" text:style-name="Index_20_Link" text:visited-style-name="Index_20_Link">4.1 Types<text:tab/>6</text:a></text:p>
          <text:p text:style-name="P41"><text:a xlink:type="simple" xlink:href="#__RefHeading__147_1210552333" text:style-name="Index_20_Link" text:visited-style-name="Index_20_Link">4.2 Type Rules<text:tab/>6</text:a></text:p>
          <text:p text:style-name="P41"><text:a xlink:type="simple" xlink:href="#__RefHeading__149_1210552333" text:style-name="Index_20_Link" text:visited-style-name="Index_20_Link">4.3 Algorithm<text:tab/>6</text:a></text:p>
          <text:p text:style-name="P41"><text:a xlink:type="simple" xlink:href="#__RefHeading__151_1210552333" text:style-name="Index_20_Link" text:visited-style-name="Index_20_Link">4.4 Testing<text:tab/>6</text:a></text:p>
          <text:p text:style-name="P40"><text:a xlink:type="simple" xlink:href="#__RefHeading__153_1210552333" text:style-name="Index_20_Link" text:visited-style-name="Index_20_Link">5 Resource Computation<text:tab/>7</text:a></text:p>
          <text:p text:style-name="P41"><text:a xlink:type="simple" xlink:href="#__RefHeading__155_1210552333" text:style-name="Index_20_Link" text:visited-style-name="Index_20_Link">5.1 Resources<text:tab/>7</text:a></text:p>
          <text:p text:style-name="P41"><text:a xlink:type="simple" xlink:href="#__RefHeading__157_1210552333" text:style-name="Index_20_Link" text:visited-style-name="Index_20_Link">5.2 Algorithm<text:tab/>7</text:a></text:p>
          <text:p text:style-name="P41"><text:a xlink:type="simple" xlink:href="#__RefHeading__159_1210552333" text:style-name="Index_20_Link" text:visited-style-name="Index_20_Link">5.3 Testing<text:tab/>7</text:a></text:p>
          <text:p text:style-name="P40"><text:a xlink:type="simple" xlink:href="#__RefHeading__161_1210552333" text:style-name="Index_20_Link" text:visited-style-name="Index_20_Link">6 Code Generation<text:tab/>8</text:a></text:p>
          <text:p text:style-name="P41"><text:a xlink:type="simple" xlink:href="#__RefHeading__163_1210552333" text:style-name="Index_20_Link" text:visited-style-name="Index_20_Link">6.1 Strategy<text:tab/>8</text:a></text:p>
          <text:p text:style-name="P41"><text:a xlink:type="simple" xlink:href="#__RefHeading__165_1210552333" text:style-name="Index_20_Link" text:visited-style-name="Index_20_Link">6.2 Code Templates<text:tab/>8</text:a></text:p>
          <text:p text:style-name="P41"><text:a xlink:type="simple" xlink:href="#__RefHeading__167_1210552333" text:style-name="Index_20_Link" text:visited-style-name="Index_20_Link">6.3 Algorithm<text:tab/>8</text:a></text:p>
          <text:p text:style-name="P41"><text:a xlink:type="simple" xlink:href="#__RefHeading__169_1210552333" text:style-name="Index_20_Link" text:visited-style-name="Index_20_Link">6.4 Runtime System<text:tab/>8</text:a></text:p>
          <text:p text:style-name="P41"><text:a xlink:type="simple" xlink:href="#__RefHeading__171_1210552333" text:style-name="Index_20_Link" text:visited-style-name="Index_20_Link">6.5 Sample Code<text:tab/>8</text:a></text:p>
          <text:p text:style-name="P41"><text:a xlink:type="simple" xlink:href="#__RefHeading__173_1210552333" text:style-name="Index_20_Link" text:visited-style-name="Index_20_Link">6.6 Testing<text:tab/>8</text:a></text:p>
          <text:p text:style-name="P40"><text:a xlink:type="simple" xlink:href="#__RefHeading__175_1210552333" text:style-name="Index_20_Link" text:visited-style-name="Index_20_Link">7 Availability and Group Dynamics<text:tab/>9</text:a></text:p>
          <text:p text:style-name="P41"><text:a xlink:type="simple" xlink:href="#__RefHeading__177_1210552333" text:style-name="Index_20_Link" text:visited-style-name="Index_20_Link">7.1 Manual<text:tab/>9</text:a></text:p>
          <text:p text:style-name="P41"><text:a xlink:type="simple" xlink:href="#__RefHeading__179_1210552333" text:style-name="Index_20_Link" text:visited-style-name="Index_20_Link">7.2 Demo Site<text:tab/>9</text:a></text:p>
          <text:p text:style-name="P41"><text:a xlink:type="simple" xlink:href="#__RefHeading__181_1210552333" text:style-name="Index_20_Link" text:visited-style-name="Index_20_Link">7.3 Division of Group Duties<text:tab/>9</text:a></text:p>
          <text:p text:style-name="P40"><text:a xlink:type="simple" xlink:href="#__RefHeading__183_1210552333" text:style-name="Index_20_Link" text:visited-style-name="Index_20_Link">8 Conclusions and Future Work<text:tab/>10</text:a></text:p>
          <text:p text:style-name="P41"><text:a xlink:type="simple" xlink:href="#__RefHeading__185_1210552333" text:style-name="Index_20_Link" text:visited-style-name="Index_20_Link">8.1 Conclusions<text:tab/>10</text:a></text:p>
          <text:p text:style-name="P41"><text:a xlink:type="simple" xlink:href="#__RefHeading__187_1210552333" text:style-name="Index_20_Link" text:visited-style-name="Index_20_Link">8.2 Future Work<text:tab/>10</text:a></text:p>
          <text:p text:style-name="P41"><text:a xlink:type="simple" xlink:href="#__RefHeading__189_1210552333" text:style-name="Index_20_Link" text:visited-style-name="Index_20_Link">8.3 Course Improvements<text:tab/>10</text:a></text:p>
          <text:p text:style-name="P41"><text:a xlink:type="simple" xlink:href="#__RefHeading__191_1210552333" text:style-name="Index_20_Link" text:visited-style-name="Index_20_Link">8.4 Goodbye<text:tab/>10</text:a></text:p>
        </text:index-body>
      </text:table-of-content>
      <text:h text:style-name="P38" text:outline-level="1"/>
      <text:h text:style-name="P39" text:outline-level="1"><text:bookmark-start text:name="__RefHeading__107_1210552333"/><text:bookmark text:name="docs-internal-guid-0028efcc-c8f7-a45d-79bc-1028cf44ca2d"/>1 Introduction<text:bookmark-end text:name="__RefHeading__107_1210552333"/></text:h>
      <text:h text:style-name="P35" text:outline-level="2"><text:bookmark-start text:name="__RefHeading__109_1210552333"/>1.1 Clarifications<text:bookmark-end text:name="__RefHeading__109_1210552333"/></text:h>
      <text:p text:style-name="P3">Overall, the WIG language definition was clearly defined. The only confusing part was the operations on tuples.</text:p>
      <text:p text:style-name="P3">For example if we had:</text:p>
      <table:table table:name="Table1" table:style-name="Table1">
        <table:table-column table:style-name="Table1.A"/>
        <table:table-column table:style-name="Table1.B"/>
        <table:table-row>
          <table:table-cell table:style-name="Table1.A1" office:value-type="string">
            <text:p text:style-name="P45">schema Type1{</text:p>
            <text:p text:style-name="P45">int a;</text:p>
            <text:p text:style-name="P45">}</text:p>
          </table:table-cell>
          <table:table-cell table:style-name="Table1.B1" office:value-type="string">
            <text:p text:style-name="P45">schema Type2{</text:p>
            <text:p text:style-name="P45">bool b;</text:p>
            <text:p text:style-name="P45">}</text:p>
          </table:table-cell>
        </table:table-row>
        <table:table-row>
          <table:table-cell table:style-name="Table1.A2" office:value-type="string">
            <text:p text:style-name="P45">Schema Type3{</text:p>
            <text:p text:style-name="P45">string s;</text:p>
            <text:p text:style-name="P45">}</text:p>
          </table:table-cell>
          <table:table-cell table:style-name="Table1.B2" office:value-type="string">
            <text:p text:style-name="P45">tuple Type1 t1;</text:p>
            <text:p text:style-name="P45">tuple Type2 t2;</text:p>
            <text:p text:style-name="P45">tuple Type3 t3;</text:p>
            <text:p text:style-name="P45">t1 = t2 &lt;&lt; t3;</text:p>
            <text:p text:style-name="P45"/>
            <text:p text:style-name="P45">t1.b = true;</text:p>
            <text:p text:style-name="P45">Can we access it ? The schema doesn't specify an element named “b”.</text:p>
          </table:table-cell>
        </table:table-row>
      </table:table>
      <text:p text:style-name="Table">Table <text:sequence text:ref-name="refTable0" text:name="Table" text:formula="ooow:Table+1" style:num-format="1">1</text:sequence>: Combining tuples of different schema types</text:p>
      <text:p text:style-name="P3">What would happen for example when we wanted to combine 2 tuples of different types into a tuple of a different type (i.e.: t1 = t2 &lt;&lt; t3) ? In the generated code, I decided to keep all the fields even <text:span text:style-name="T2">if</text:span> the schema didn't specify it. Even though I keep the fields, the script won't be able to access it, because during the typechecking phase, it will generate an error saying that the corresponding schema doesn't contain that field. <text:span text:style-name="T2">If user wanted to modify the generated code, it could potentially access those fields not present in the schema.</text:span></text:p>
      <text:h text:style-name="P35" text:outline-level="2"><text:bookmark-start text:name="__RefHeading__111_1210552333"/>1.2 Restrictions<text:bookmark-end text:name="__RefHeading__111_1210552333"/></text:h>
      <text:p text:style-name="P1">I didn't make any restrictions in my version of WIG. <text:span text:style-name="T8">The generated code supports all the constructs that are available in WIG (tuples, functions, global variables, nested show/exit statements, etc.).</text:span></text:p>
      <text:h text:style-name="P35" text:outline-level="2"><text:bookmark-start text:name="__RefHeading__113_1210552333"/>1.3 Extensions<text:bookmark-end text:name="__RefHeading__113_1210552333"/></text:h>
      <text:p text:style-name="P1">I didn't made any extensions in my version of WIG.<text:span text:style-name="T8"> I think implementing a “WIG standard library” would have been interesting.</text:span></text:p>
      <text:h text:style-name="P35" text:outline-level="2"><text:bookmark-start text:name="__RefHeading__115_1210552333"/>1.4 Implementation Status<text:bookmark-end text:name="__RefHeading__115_1210552333"/></text:h>
      <text:p text:style-name="P1"><text:span text:style-name="T8">Almost all </text:span>the proposed features are implemented. They have been tested and they work. <text:span text:style-name="T38">The compiler takes as input the wig file and outputs a python cgi script.</text:span></text:p>
      <text:p text:style-name="P4">I didn't implement typechecking for html inputs. I don't think it's worth having because it would be very fragile. For example, what would happen if in the form there was no input named “size” but that it was added using Javascript in the browser ? Compilation would fail <text:span text:style-name="T39">indicating that the input “size” isn't present in the html</text:span>, but in theory the code should work.</text:p>
      <text:p text:style-name="P4">The only weeder I implemented is responsible for checking that all the functions and sessions return. I didn't put a lot of time into developing other weeders, because a lot of the errors in the script are detected in the parsing and typechecking phases.</text:p>
      <text:h text:style-name="P36" text:outline-level="1"><text:bookmark-start text:name="__RefHeading__117_1210552333"/>2 Parsing and Abstract Syntax Trees<text:bookmark-end text:name="__RefHeading__117_1210552333"/></text:h>
      <text:h text:style-name="P35" text:outline-level="2"><text:bookmark-start text:name="__RefHeading__119_1210552333"/>2.1 The Grammar<text:bookmark-end text:name="__RefHeading__119_1210552333"/></text:h>
      <table:table table:name="Table2" table:style-name="Table2">
        <table:table-column table:style-name="Table2.A"/>
        <table:table-row>
          <table:table-cell table:style-name="Table2.A1" office:value-type="string">
            <text:p text:style-name="P54">service: tSERVICE '{' htmls schemas nevariables functions sessions '}' </text:p>
            <text:p text:style-name="P43"><text:s text:c="5"/>| tSERVICE '{' htmls schemas functions sessions '}' </text:p>
            <text:p text:style-name="P43"/>
            <text:p text:style-name="P43">htmls: html </text:p>
            <text:p text:style-name="P43"><text:s text:c="6"/>| htmls html </text:p>
            <text:p text:style-name="P43"/>
            <text:p text:style-name="P43"/>
            <text:p text:style-name="P43">html: tCONST ttHTML tID '=' tHtmlOpen nehtmlbodies tHtmlClose ';' </text:p>
            <text:p text:style-name="P43"><text:tab/>| tCONST ttHTML tID '=' tHtmlOpen tHtmlClose ';' </text:p>
            <text:p text:style-name="P43"/>
            <text:p text:style-name="P43">nehtmlbodies: htmlbody </text:p>
            <text:p text:style-name="P43"><text:s text:c="12"/>| nehtmlbodies htmlbody </text:p>
            <text:p text:style-name="P43"/>
            <text:p text:style-name="P43">htmlbody: '&lt;' tID attributes '&gt;' </text:p>
            <text:p text:style-name="P43"><text:s text:c="8"/>| tTagClose tID '&gt;' </text:p>
            <text:p text:style-name="P43"><text:s text:c="8"/>| tGapOpen tID tGapClose </text:p>
            <text:p text:style-name="P43"><text:s text:c="8"/>| tWHATEVER </text:p>
            <text:p text:style-name="P43"><text:s text:c="8"/>| tMetaOpen tWHATEVER tMetaClose </text:p>
            <text:p text:style-name="P43"><text:s text:c="8"/>| '&lt;' tInput inputattrs '&gt;' </text:p>
            <text:p text:style-name="P43"><text:s text:c="8"/>| '&lt;' tSelect inputattrs '&gt;' nehtmlbodies tTagClose tSelect '&gt;' </text:p>
            <text:p text:style-name="P43"><text:s text:c="8"/>| '&lt;' tSelect inputattrs '&gt;' tTagClose tSelect '&gt;' </text:p>
            <text:p text:style-name="P43"/>
            <text:p text:style-name="P43">inputattrs: inputattr </text:p>
            <text:p text:style-name="P43"><text:s text:c="8"/>| inputattrs inputattr </text:p>
            <text:p text:style-name="P43"/>
            <text:p text:style-name="P43">inputattr: tName '=' attr </text:p>
            <text:p text:style-name="P43"><text:s text:c="9"/>| tType '=' tInputType </text:p>
            <text:p text:style-name="P43"><text:s text:c="9"/>| attribute </text:p>
            <text:p text:style-name="P43"/>
            <text:p text:style-name="P43">attributes: /* emtpy */ </text:p>
            <text:p text:style-name="P43"><text:s text:c="10"/>| neattributes </text:p>
            <text:p text:style-name="P43"/>
            <text:p text:style-name="P43">neattributes: attribute </text:p>
            <text:p text:style-name="P43"><text:s text:c="12"/>| neattributes attribute </text:p>
            <text:p text:style-name="P43"/>
            <text:p text:style-name="P43">attribute: attr </text:p>
            <text:p text:style-name="P43"><text:s text:c="9"/>| attr '=' attr </text:p>
            <text:p text:style-name="P43"/>
            <text:p text:style-name="P43">attr: tID </text:p>
            <text:p text:style-name="P43"><text:s text:c="4"/>| tSTR </text:p>
            <text:p text:style-name="P43"/>
            <text:p text:style-name="P43">schemas: /* empty */ </text:p>
            <text:p text:style-name="P43"><text:s text:c="7"/>| neschemas </text:p>
            <text:p text:style-name="P43"/>
            <text:p text:style-name="P43">neschemas: schema </text:p>
            <text:p text:style-name="P43"><text:s text:c="8"/>| neschemas schema </text:p>
            <text:p text:style-name="P43"><text:s/></text:p>
            <text:p text:style-name="P43">schema: tSchema tID '{' fields '}' </text:p>
            <text:p text:style-name="P43"><text:soft-page-break/></text:p>
            <text:p text:style-name="P43">fields: /* empty */ </text:p>
            <text:p text:style-name="P43"><text:s text:c="6"/>| nefields </text:p>
            <text:p text:style-name="P43"/>
            <text:p text:style-name="P43">nefields: field </text:p>
            <text:p text:style-name="P43"><text:s text:c="8"/>| nefields field </text:p>
            <text:p text:style-name="P43"/>
            <text:p text:style-name="P43">field: simpletype tID ';' </text:p>
            <text:p text:style-name="P43"/>
            <text:p text:style-name="P43">simpletype: tInt </text:p>
            <text:p text:style-name="P43"><text:s text:c="11"/>| tBool </text:p>
            <text:p text:style-name="P43"><text:s text:c="11"/>| tString </text:p>
            <text:p text:style-name="P43"><text:s text:c="10"/>| tVoid </text:p>
            <text:p text:style-name="P43"/>
            <text:p text:style-name="P43">type: simpletype </text:p>
            <text:p text:style-name="P43"><text:s text:c="4"/>| tTuple tID </text:p>
            <text:p text:style-name="P43"/>
            <text:p text:style-name="P43">nevariables: variable </text:p>
            <text:p text:style-name="P43"><text:s text:c="4"/>| nevariables variable </text:p>
            <text:p text:style-name="P43"/>
            <text:p text:style-name="P43">variable: type identifiers ';' </text:p>
            <text:p text:style-name="P43"/>
            <text:p text:style-name="P43">identifiers: tID </text:p>
            <text:p text:style-name="P43"><text:s text:c="4"/>| identifiers ',' tID </text:p>
            <text:p text:style-name="P43"/>
            <text:p text:style-name="P43">functions: /* empty */ </text:p>
            <text:p text:style-name="P43"><text:s text:c="4"/>| nefunctions </text:p>
            <text:p text:style-name="P43"/>
            <text:p text:style-name="P43">nefunctions: function </text:p>
            <text:p text:style-name="P43"><text:s text:c="4"/>| nefunctions function </text:p>
            <text:p text:style-name="P43"/>
            <text:p text:style-name="P43">function: type tID '(' arguments ')' compoundstm </text:p>
            <text:p text:style-name="P43"/>
            <text:p text:style-name="P43">arguments: /* empty */ </text:p>
            <text:p text:style-name="P43"><text:s text:c="4"/>| nearguments </text:p>
            <text:p text:style-name="P43"/>
            <text:p text:style-name="P43">nearguments: argument </text:p>
            <text:p text:style-name="P43"><text:s text:c="4"/>| nearguments ',' argument </text:p>
            <text:p text:style-name="P43"/>
            <text:p text:style-name="P43">argument: type tID </text:p>
            <text:p text:style-name="P43"/>
            <text:p text:style-name="P43">compoundstm: '{' nevariables stms '}' </text:p>
            <text:p text:style-name="P43"><text:s text:c="12"/>| '{' stms '}' </text:p>
            <text:p text:style-name="P43"/>
            <text:p text:style-name="P43"/>
            <text:p text:style-name="P43">sessions: session </text:p>
            <text:p text:style-name="P43"><text:s text:c="4"/>| sessions session </text:p>
            <text:p text:style-name="P43"/>
            <text:p text:style-name="P43">session: tSESSION tID '(' ')' compoundstm </text:p>
            <text:p text:style-name="P43"/>
            <text:p text:style-name="P43"><text:s/>stms: /* empty */ </text:p>
            <text:p text:style-name="P43"><text:s text:c="4"/>| nestms </text:p>
            <text:p text:style-name="P43"><text:soft-page-break/></text:p>
            <text:p text:style-name="P43">nestms: stm </text:p>
            <text:p text:style-name="P43"><text:s text:c="4"/>| nestms stm </text:p>
            <text:p text:style-name="P43"/>
            <text:p text:style-name="P43">stm: ';' </text:p>
            <text:p text:style-name="P43"><text:s text:c="4"/>| tSHOW document receive ';' </text:p>
            <text:p text:style-name="P43"><text:s text:c="4"/>| tEXIT document ';' </text:p>
            <text:p text:style-name="P43"><text:s text:c="4"/>| tRETURN ';' </text:p>
            <text:p text:style-name="P43"><text:s text:c="4"/>| tRETURN exp ';' </text:p>
            <text:p text:style-name="P43"><text:s text:c="4"/>| tIF '(' exp ')' stm </text:p>
            <text:p text:style-name="P43"><text:s text:c="4"/>| tIF '(' exp ')' stm tELSE stm </text:p>
            <text:p text:style-name="P43"><text:s text:c="4"/>| tWHILE '(' exp ')' stm </text:p>
            <text:p text:style-name="P43"><text:s text:c="4"/>| compoundstm </text:p>
            <text:p text:style-name="P43"><text:s text:c="4"/>| exp ';' </text:p>
            <text:p text:style-name="P43"/>
            <text:p text:style-name="P43">document: tID </text:p>
            <text:p text:style-name="P43"><text:s text:c="4"/>| tPLUG tID '[' plugs ']' </text:p>
            <text:p text:style-name="P43"/>
            <text:p text:style-name="P43">plugs: plug </text:p>
            <text:p text:style-name="P43"><text:s text:c="4"/>| plugs ',' plug </text:p>
            <text:p text:style-name="P43"/>
            <text:p text:style-name="P43">plug: tID '=' exp </text:p>
            <text:p text:style-name="P43"/>
            <text:p text:style-name="P43">receive: /* empty */ </text:p>
            <text:p text:style-name="P43"><text:s text:c="4"/>| tRECEIVE '[' inputs ']' </text:p>
            <text:p text:style-name="P43"/>
            <text:p text:style-name="P43">exp: lvalue </text:p>
            <text:p text:style-name="P43"><text:s text:c="4"/>| lvalue '=' exp </text:p>
            <text:p text:style-name="P43"><text:s text:c="4"/>| exp tEQ exp </text:p>
            <text:p text:style-name="P43"><text:s text:c="4"/>| exp tNEQ exp </text:p>
            <text:p text:style-name="P43"><text:s text:c="4"/>| exp '&lt;' exp </text:p>
            <text:p text:style-name="P43"><text:s text:c="4"/>| exp '&gt;' exp </text:p>
            <text:p text:style-name="P43"><text:s text:c="4"/>| exp tLEQ exp </text:p>
            <text:p text:style-name="P43"><text:s text:c="4"/>| exp tHEQ exp </text:p>
            <text:p text:style-name="P43"><text:s text:c="4"/>| '-' exp %prec UMINUS </text:p>
            <text:p text:style-name="P43"><text:s text:c="4"/>| '!' exp </text:p>
            <text:p text:style-name="P43"><text:s text:c="4"/>| exp '+' exp </text:p>
            <text:p text:style-name="P43"><text:s text:c="4"/>| exp '-' exp </text:p>
            <text:p text:style-name="P43"><text:s text:c="4"/>| exp '*' exp </text:p>
            <text:p text:style-name="P43"><text:s text:c="4"/>| exp '/' exp </text:p>
            <text:p text:style-name="P43"><text:s text:c="4"/>| exp '%' exp </text:p>
            <text:p text:style-name="P43"><text:s text:c="4"/>| exp tLAND exp </text:p>
            <text:p text:style-name="P43"><text:s text:c="4"/>| exp tLOR exp </text:p>
            <text:p text:style-name="P43"><text:s text:c="4"/>| exp tTCOMBINE exp </text:p>
            <text:p text:style-name="P43"><text:s text:c="4"/>| exp tTKEEP tID </text:p>
            <text:p text:style-name="P43"><text:s text:c="4"/>| exp tTKEEP '(' identifiers ')' </text:p>
            <text:p text:style-name="P43"><text:s text:c="4"/>| exp tTDISCARD tID </text:p>
            <text:p text:style-name="P43"><text:s text:c="4"/>| exp tTDISCARD '(' identifiers ')' </text:p>
            <text:p text:style-name="P43"><text:s text:c="4"/>| tID '(' exps ')' </text:p>
            <text:p text:style-name="P43"><text:s text:c="4"/>| tINT </text:p>
            <text:p text:style-name="P43"><text:s text:c="4"/>| tTRUE </text:p>
            <text:p text:style-name="P43"><text:s text:c="4"/>| tFALSE </text:p>
            <text:p text:style-name="P43"><text:soft-page-break/><text:s text:c="4"/>| tSTR </text:p>
            <text:p text:style-name="P43"><text:s text:c="4"/>| tTuple '{' fieldvalues '}' </text:p>
            <text:p text:style-name="P43"><text:s text:c="4"/>| '(' exp ')' </text:p>
            <text:p text:style-name="P43"/>
            <text:p text:style-name="P43">fieldvalues: /* empty */ </text:p>
            <text:p text:style-name="P43"><text:s text:c="4"/>| nefieldvalues </text:p>
            <text:p text:style-name="P43"/>
            <text:p text:style-name="P43">nefieldvalues: fieldvalue </text:p>
            <text:p text:style-name="P43"><text:s text:c="4"/>| nefieldvalues ',' fieldvalue </text:p>
            <text:p text:style-name="P43"/>
            <text:p text:style-name="P43">fieldvalue: tID '=' exp </text:p>
            <text:p text:style-name="P43"/>
            <text:p text:style-name="P43">exps: /* empty */ </text:p>
            <text:p text:style-name="P43"><text:s text:c="4"/>| neexps </text:p>
            <text:p text:style-name="P43"/>
            <text:p text:style-name="P43">neexps: exp </text:p>
            <text:p text:style-name="P43"><text:s text:c="4"/>| neexps ',' exp </text:p>
            <text:p text:style-name="P43"/>
            <text:p text:style-name="P43">inputs: /* empty */ </text:p>
            <text:p text:style-name="P43"><text:s text:c="4"/>| neinputs </text:p>
            <text:p text:style-name="P43"/>
            <text:p text:style-name="P43">neinputs: input </text:p>
            <text:p text:style-name="P43"><text:s text:c="4"/>| neinputs ',' input </text:p>
            <text:p text:style-name="P43"/>
            <text:p text:style-name="P43">input: lvalue '=' tID </text:p>
            <text:p text:style-name="P43"/>
            <text:p text:style-name="P43">lvalue: tID </text:p>
            <text:p text:style-name="P43"><text:s text:c="4"/>| tID '.' tID </text:p>
          </table:table-cell>
        </table:table-row>
      </table:table>
      <text:p text:style-name="P50">Table <text:sequence text:ref-name="refTable1" text:name="Table" text:formula="ooow:Table+1" style:num-format="1">2</text:sequence>: <text:span text:style-name="T13">Bison grammar</text:span></text:p>
      <text:p text:style-name="P51"><text:span text:style-name="T13">I </text:span>used the grammar provided at: <text:a xlink:type="simple" xlink:href="http://www.cs.mcgill.ca/~cs520/2012/wiggrammar_bison.txt">http://www.cs.mcgill.ca/~cs520/2012/wiggrammar_bison.txt</text:a></text:p>
      <text:h text:style-name="P35" text:outline-level="2"><text:bookmark-start text:name="__RefHeading__121_1210552333"/>2.2 Using the flex or SableCC Tool<text:bookmark-end text:name="__RefHeading__121_1210552333"/></text:h>
      <text:p text:style-name="P6"><text:span text:style-name="T14">Instead of explicitly keeping track of the line number, I used the </text:span><text:span text:style-name="T10">%option yylineno </text:span><text:span text:style-name="T17">which automatically update yylineno variable to be the line number. In theory, that option is supposed to slow down the scanner and be expensive in performance costs, but in practice, it's not noticeable. </text:span></text:p>
      <text:p text:style-name="P5"><text:span text:style-name="T16">I also used start conditions in order to avoid keyword stealing. The states are </text:span><text:span text:style-name="T10">SERVICE, HTML, HTMLCODE, METACODE, GAPCODE, COMMENT</text:span><text:span text:style-name="T16">. Other than SERVICE state, they are all exclusive states because same letters can have different meanings in them. For example, if we had:</text:span></text:p>
      <table:table table:name="Table3" table:style-name="Table3">
        <table:table-column table:style-name="Table3.A"/>
        <table:table-column table:style-name="Table3.B"/>
        <table:table-row>
          <table:table-cell table:style-name="Table3.A1" office:value-type="string">
            <text:p text:style-name="P46">session A(){</text:p>
            <text:p text:style-name="P46">if(true){...}</text:p>
            <text:p text:style-name="P46">}</text:p>
          </table:table-cell>
          <table:table-cell table:style-name="Table3.B1" office:value-type="string">
            <text:p text:style-name="P46">const html a = &lt;html&gt;if(true){...}&lt;/html&gt;;</text:p>
          </table:table-cell>
        </table:table-row>
      </table:table>
      <text:p text:style-name="Table">Table <text:sequence text:ref-name="refTable2" text:name="Table" text:formula="ooow:Table+1" style:num-format="1">3</text:sequence>: Scanner start condition example</text:p>
      <text:p text:style-name="P7"><text:span text:style-name="T16">In the first case, “</text:span><text:span text:style-name="T19">if(true)</text:span><text:span text:style-name="T16">” is supposed to return the tokens </text:span><text:span text:style-name="T19">tIF</text:span><text:span text:style-name="T16"> and </text:span><text:span text:style-name="T19">tTRUE</text:span><text:span text:style-name="T16"> whereas in the second case, it should just return </text:span><text:span text:style-name="T19">tSTR</text:span><text:span text:style-name="T16"> with the content of the string being “</text:span><text:span text:style-name="T19">if(true)</text:span><text:span text:style-name="T16">”. So the rules inside these states make sure that the appropriate token is returned.</text:span></text:p>
      <table:table table:name="Table4" table:style-name="Table4">
        <table:table-column table:style-name="Table4.A"/>
        <text:soft-page-break/>
        <table:table-row>
          <table:table-cell table:style-name="Table4.A1" office:value-type="string">
            <text:p text:style-name="P42">%token tSERVICE tCONST tSESSION</text:p>
            <text:p text:style-name="P42">%token ttHTML</text:p>
            <text:p text:style-name="P42">%token &lt;str&gt; tID tWHATEVER tSTR tInputType</text:p>
            <text:p text:style-name="P42">%token &lt;integer&gt; tINT</text:p>
            <text:p text:style-name="P42"/>
            <text:p text:style-name="P42">/* HTML RELATED TOKENS */</text:p>
            <text:p text:style-name="P42">%token tHtmlOpen /* "&lt;html&gt;" */</text:p>
            <text:p text:style-name="P42">%token tHtmlClose /* "&lt;/html&gt;" */</text:p>
            <text:p text:style-name="P42">%token tTagClose /* "&lt;/" */</text:p>
            <text:p text:style-name="P42">%token tGapOpen /* "&lt;[" */</text:p>
            <text:p text:style-name="P42">%token tGapClose /* "]&gt;" */</text:p>
            <text:p text:style-name="P44"><text:span text:style-name="T9">%token tMetaOpen /* "</text:span><text:span text:style-name="T11">&lt;!--" */</text:span></text:p>
            <text:p text:style-name="P44"><text:span text:style-name="T9">%token tMetaClose /* "--</text:span><text:span text:style-name="T11">&gt;" */</text:span></text:p>
            <text:p text:style-name="P44"><text:span text:style-name="T9">%token tInput /* "</text:span><text:span text:style-name="T11">input" */</text:span></text:p>
            <text:p text:style-name="P44"><text:span text:style-name="T9">%token tSelect /* "</text:span><text:span text:style-name="T11">select" */</text:span></text:p>
            <text:p text:style-name="P44"><text:span text:style-name="T9">%token tName /* "</text:span><text:span text:style-name="T11">name" */</text:span></text:p>
            <text:p text:style-name="P44"><text:span text:style-name="T9">%token tType /* "</text:span><text:span text:style-name="T11">type" */</text:span></text:p>
            <text:p text:style-name="P42">/* END OF HTML RELATED TOKENS */</text:p>
            <text:p text:style-name="P42"/>
            <text:p text:style-name="P42">%token tSchema tInt tBool tString tVoid tTuple</text:p>
            <text:p text:style-name="P42">%token tSHOW tPLUG tRECEIVE tEXIT tRETURN tIF tELSE tWHILE</text:p>
            <text:p text:style-name="P42">%token tEQ tNEQ tLEQ tHEQ tLAND tLOR tTCOMBINE tTKEEP tTDISCARD</text:p>
            <text:p text:style-name="P42">%token tTRUE tFALSE</text:p>
          </table:table-cell>
        </table:table-row>
      </table:table>
      <text:p text:style-name="Table">Table <text:sequence text:ref-name="refTable3" text:name="Table" text:formula="ooow:Table+1" style:num-format="1">4</text:sequence>: Types of tokens</text:p>
      <text:p text:style-name="P8"/>
      <text:h text:style-name="P35" text:outline-level="2"><text:bookmark-start text:name="__RefHeading__123_1210552333"/>2.3 Using the bison or SableCC Tool<text:bookmark-end text:name="__RefHeading__123_1210552333"/></text:h>
      <text:p text:style-name="P9">My compiler is written in C++ and although bison works with C++, the support is not great. For example, I wanted to use <text:span text:style-name="T18">shared_ptr</text:span> in the <text:span text:style-name="T18">%union</text:span> of bison in order to make sure that there was no memory leak, but the <text:span text:style-name="T18">%union</text:span> only supports POD (Plain Old Data) variables, so I has to use raw pointers with naked <text:span text:style-name="T18">new</text:span> and <text:span text:style-name="T18">delete</text:span>. Initially, I didn't manage it very well and I had around 40mb of memory leaks for small inputs (around 10 lines), but I managed to bring it down to around 1-2mb of leaks for fairly large inputs (around 50-60 lines).</text:p>
      <text:p text:style-name="P10"><text:span text:style-name="T26">The other interesting point is that I construct the AST in a typesafe manner. All my AST classes derive from </text:span><text:span text:style-name="T20">ast::Base</text:span><text:span text:style-name="T26"> class. So I could have just used </text:span><text:span text:style-name="T10">ast::Base *base;</text:span><text:span text:style-name="T12"> </text:span><text:span text:style-name="T26">in the </text:span><text:span text:style-name="T20">%union</text:span><text:span text:style-name="T26"> and chose all the bison's action to return that type. But instead, I created a </text:span><text:span text:style-name="T20">%union</text:span><text:span text:style-name="T26"> variable for the different AST classes and bison's action return the appropriate type, so the AST is created in a typesafe way.</text:span></text:p>
      <text:p text:style-name="P11"><text:span text:style-name="T26">I </text:span>also used the <text:span text:style-name="T18">%left</text:span> directive in order to fix shift-reduce errors of the operations that are in the <text:span text:style-name="T18">exp</text:span> grammar. For example, I declared the last <text:span text:style-name="T18">%left</text:span> directive to be for the unary minus, so it gets the highest priority <text:span text:style-name="T27">and there are no parsing conflicts with the normal minus operation</text:span>.</text:p>
      <text:p text:style-name="P12">I used the grammar from the class's website with most of the conflicts solved, so it wasn't very difficult to get bison to accept the grammar. <text:span text:style-name="T28">Whenever there was a parsing conflict, I used the bison utilities for debugging. I generated reports and graphviz diagrams to try to find out where the error was coming from. </text:span>I <text:span text:style-name="T28">also </text:span>had to make sure that the result of an action was of the appropriate type. </text:p>
      <text:h text:style-name="P35" text:outline-level="2"><text:bookmark-start text:name="__RefHeading__125_1210552333"/><text:soft-page-break/>2.4 Abstract Syntax Trees<text:bookmark-end text:name="__RefHeading__125_1210552333"/></text:h>
      <text:p text:style-name="P13">I represented AST nodes as classes instead of using <text:span text:style-name="T18">struct</text:span> because it's easier to divide the code into different parts. Everthing related to AST is in the namespace <text:span text:style-name="T18">ast</text:span>. There are 3 main AST classes that act as base classes for derivation: <text:span text:style-name="T18">Base</text:span>, <text:span text:style-name="T18">Exp</text:span>, <text:span text:style-name="T18">Stm</text:span>. <text:span text:style-name="T18">Base</text:span> contains 2 fields that are useful to all the derived classes: the line number where the AST node was generated and associated symbol table (more information later). <text:span text:style-name="T18">Exp</text:span> contains the type of the expression, so all the derived expressions can have a type, these types are set at the time of typechecking (more information later). <text:span text:style-name="T21">Stm</text:span><text:span text:style-name="T29"> doesn't contain any implementation details, I just made it in case I needed to add common implementation to all statements later.</text:span></text:p>
      <text:p text:style-name="P15">The following table shows which nodes derive from which base class:</text:p>
      <table:table table:name="Table5" table:style-name="Table5">
        <table:table-column table:style-name="Table5.A"/>
        <table:table-column table:style-name="Table5.B"/>
        <table:table-column table:style-name="Table5.C"/>
        <table:table-row>
          <table:table-cell table:style-name="Table5.A1" office:value-type="string">
            <text:p text:style-name="P60"><text:span text:style-name="T15">Derived from </text:span><text:span text:style-name="T9">Base</text:span></text:p>
          </table:table-cell>
          <table:table-cell table:style-name="Table5.B1" office:value-type="string">
            <text:p text:style-name="P60">Derived from <text:span text:style-name="T18">Stm</text:span></text:p>
          </table:table-cell>
          <table:table-cell table:style-name="Table5.C1" office:value-type="string">
            <text:p text:style-name="P60">Derived from <text:span text:style-name="T18">Exp</text:span></text:p>
          </table:table-cell>
        </table:table-row>
        <table:table-row>
          <table:table-cell table:style-name="Table5.A2" office:value-type="string">
            <text:p text:style-name="P61">Service</text:p>
            <text:p text:style-name="P57">Whatever</text:p>
            <text:p text:style-name="P57">Variable</text:p>
            <text:p text:style-name="P57">Function</text:p>
            <text:p text:style-name="P57">Field</text:p>
            <text:p text:style-name="P57">Empty</text:p>
            <text:p text:style-name="P57">HtmlTag</text:p>
            <text:p text:style-name="P57">Argument</text:p>
            <text:p text:style-name="P57">MetaTag</text:p>
            <text:p text:style-name="P57">Schema</text:p>
            <text:p text:style-name="P57">String</text:p>
            <text:p text:style-name="P57">List</text:p>
            <text:p text:style-name="P57">Type</text:p>
            <text:p text:style-name="P57">Session</text:p>
          </table:table-cell>
          <table:table-cell table:style-name="Table5.B2" office:value-type="string">
            <text:p text:style-name="P62">EmptyStm</text:p>
            <text:p text:style-name="P58">CompoundStm</text:p>
            <text:p text:style-name="P58">ShowStm</text:p>
            <text:p text:style-name="P58">DocumentStm</text:p>
            <text:p text:style-name="P58">PlugStm</text:p>
            <text:p text:style-name="P58">InputStm</text:p>
            <text:p text:style-name="P58">ReceiveStm</text:p>
            <text:p text:style-name="P58">ExitStm</text:p>
            <text:p text:style-name="P58">ReturnStm</text:p>
            <text:p text:style-name="P58">IfStm</text:p>
            <text:p text:style-name="P58">WhileStm</text:p>
            <text:p text:style-name="P58">ExpStm</text:p>
            <text:p text:style-name="P52"/>
          </table:table-cell>
          <table:table-cell table:style-name="Table5.C2" office:value-type="string">
            <text:p text:style-name="P55">LValExp</text:p>
            <text:p text:style-name="P56">BinopExp</text:p>
            <text:p text:style-name="P56">UnopExp</text:p>
            <text:p text:style-name="P56">TupleopExp</text:p>
            <text:p text:style-name="P56">FunctionExp</text:p>
            <text:p text:style-name="P56">IntegerExp</text:p>
            <text:p text:style-name="P56">TrueExp</text:p>
            <text:p text:style-name="P56">FalseExp</text:p>
            <text:p text:style-name="P56">StringExp</text:p>
            <text:p text:style-name="P56">FieldValExp</text:p>
            <text:p text:style-name="P56">TupleExp</text:p>
            <text:p text:style-name="P53"/>
          </table:table-cell>
        </table:table-row>
      </table:table>
      <text:p text:style-name="Table">Table <text:sequence text:ref-name="refTable4" text:name="Table" text:formula="ooow:Table+1" style:num-format="1">5</text:sequence>: AST class derivation</text:p>
      <text:p text:style-name="P14"/>
      <text:p text:style-name="P14"><text:span text:style-name="T29">M</text:span>ost of the AST classes are only responsible for holding references to their children AST nodes, they don't contain any logic. They are very similar to “case classes” in Scala or the “data types” in Haskell, SML, etc. I initially started by implementing compiling phases as being functions in the AST classes, for example: for typechecking, the <text:span text:style-name="T18">Base</text:span> class would have a virtual function called <text:span text:style-name="T18">get_type()</text:span> and all derived classes would implement that function. To typecheck, an AST class would call <text:span text:style-name="T18">get_type()</text:span> on it's children and use typechecking rules to confirm correctness. Once done, it could return it's own type. The problem with that approach is that for every phase of the compiler I would have to implement a new function in each of the AST nodes. This started becoming time con<text:span text:style-name="T30">suming.</text:span></text:p>
      <text:p text:style-name="P15">So I implemented the <text:span text:style-name="T18">Visitor</text:span> pattern. Now all the AST nodes have a function called <text:span text:style-name="T18">accept(Visitor *v)</text:span> and it will basically just call that visitor giving it access to itself. This way, I can have a lot of different visitors going through the AST. All the visitors are in the <text:span text:style-name="T18">visitors</text:span> namespace. I have the following visitors: <text:span text:style-name="T18">CodeGenerator</text:span>, <text:span text:style-name="T18">PrettyPrinter</text:span>, <text:span text:style-name="T18">SymTabler</text:span>, <text:span text:style-name="T18">TypeChecker</text:span>, <text:span text:style-name="T18">Weeder</text:span> and <text:span text:style-name="T18">ReturnCheck</text:span> (more information on each of these visitors later).</text:p>
      <text:h text:style-name="P35" text:outline-level="2"/>
      <text:h text:style-name="P37" text:outline-level="2"><text:bookmark-start text:name="__RefHeading__127_1210552333"/>2.5 Desugaring<text:bookmark-end text:name="__RefHeading__127_1210552333"/></text:h>
      <text:p text:style-name="P22"><text:span text:style-name="T31">I have 1 case of syntactic sugaring when multiple variables of the same types are declared like this: “</text:span><text:span text:style-name="T22">int a,b,c;</text:span><text:span text:style-name="T31">”. They are going to be transformed into: “</text:span><text:span text:style-name="T22">int a; int b; int c;</text:span><text:span text:style-name="T31">”. In the bison grammar, I used lists for variable identifiers, so it becomes easier to handle this situation.</text:span></text:p>
      <text:h text:style-name="P35" text:outline-level="2"><text:bookmark-start text:name="__RefHeading__129_1210552333"/>2.6 Weeding<text:bookmark-end text:name="__RefHeading__129_1210552333"/></text:h>
      <text:p text:style-name="P27">I only weed the inputs where the functions and sessions don't have a <text:span text:style-name="T18">return</text:span> statements <text:span text:style-name="T33">as the last statement</text:span> (<text:span text:style-name="T18">show</text:span> and <text:span text:style-name="T18">exit</text:span> statements are also considered as being return statements). <text:span text:style-name="T32">I also weed the inputs where a </text:span><text:span text:style-name="T23">void</text:span><text:span text:style-name="T32"> function tries to return something. In a situation where the last statement of the function or the session is an </text:span><text:span text:style-name="T23">if</text:span><text:span text:style-name="T32"> or a </text:span><text:span text:style-name="T23">while</text:span><text:span text:style-name="T32">, I check that the last statement inside all the possible branches contain a return statement.</text:span> <text:span text:style-name="T32">I do it by implementing a visitor named Weeder which itself uses ReturnCheck visitor. The weeder works by throwing a </text:span><text:span text:style-name="T23">NO_RETURN</text:span><text:span text:style-name="T32"> error. It then stops compiling and displays the line number and the name of the function or the session where the error was produced to the user. This weeder is needed because there could be situations where the program could crash or go into an infinite loop at runtime while trying to use a function's inexistent return value, etc.</text:span></text:p>
      <text:h text:style-name="P35" text:outline-level="2"><text:bookmark-start text:name="__RefHeading__131_1210552333"/>2.7 Testing<text:bookmark-end text:name="__RefHeading__131_1210552333"/></text:h>
      <text:p text:style-name="P33"><text:span text:style-name="T4">T</text:span><text:span text:style-name="T5">he testing of this phase is done using a python script. It's inside the </text:span><text:span text:style-name="T7">tests/parsing/</text:span><text:span text:style-name="T5"> folder. When </text:span><text:span text:style-name="T7">run.py</text:span><text:span text:style-name="T5"> inside that folder is run, it will go into the </text:span><text:span text:style-name="T7">input/</text:span><text:span text:style-name="T5"> folder, parse all the wig files and output the result of pretty-printing into </text:span><text:span text:style-name="T7">pp1/</text:span><text:span text:style-name="T5"> folder. Then it will repeat the process from </text:span><text:span text:style-name="T7">pp1/</text:span><text:span text:style-name="T5"> folder to </text:span><text:span text:style-name="T7">pp2/</text:span><text:span text:style-name="T5"> folder. Once it's done, it will check that all the files inside </text:span><text:span text:style-name="T7">pp1/</text:span><text:span text:style-name="T5"> and </text:span><text:span text:style-name="T7">pp2/</text:span><text:span text:style-name="T5"> are exactly the same. So it's basically checking that pretty(parse(pretty(parse(code)))) = pretty(parse(code)).</text:span></text:p>
      <text:p text:style-name="P67"/>
      <text:p text:style-name="P34"><text:span text:style-name="T5">W</text:span><text:span text:style-name="T3">henever there's an error during the parsing, an error indicating the line number and the token that caused the error will be outputted to the file or the console </text:span><text:span text:style-name="T6">depending on the arguments given to the compiler.</text:span></text:p>
      <text:h text:style-name="P36" text:outline-level="1"><text:bookmark-start text:name="__RefHeading__133_1210552333"/>3 Symbol Tables<text:bookmark-end text:name="__RefHeading__133_1210552333"/></text:h>
      <text:h text:style-name="P35" text:outline-level="2"><text:bookmark-start text:name="__RefHeading__135_1210552333"/>3.1 Scope Rules<text:bookmark-end text:name="__RefHeading__135_1210552333"/></text:h>
      <text:p text:style-name="P28">The scoping rules are very similar to C-like languages where the brackets (“{“, “}”) indicate a new scope. The only exceptions are the htmls and function arguments. Every symbol inside the html is represented in a single scope related to that html variable. For the function arguments, even though they are not inside the brackets of the function declaration, their scope is generated as if they were in the brackets.</text:p>
      <text:h text:style-name="P35" text:outline-level="2"><text:bookmark-start text:name="__RefHeading__137_1210552333"/>3.2 Symbol Data<text:bookmark-end text:name="__RefHeading__137_1210552333"/></text:h>
      <text:p text:style-name="P23">The symbol table entries are represented by the <text:span text:style-name="T18">Symbol</text:span> class inside the <text:span text:style-name="T18">st</text:span> namespace. </text:p>
      <text:p text:style-name="P23">The symbol data contains the symbol's name, most of the time the name corresponds to the id of the AST node. The only exception is the html tag symbols where the name is gap's name or the html tag's name attribute.</text:p>
      <text:p text:style-name="P23">The symbol <text:span text:style-name="T34">also </text:span>contains the symbol identifier which can be any of the following:</text:p>
      <table:table table:name="Table6" table:style-name="Table6">
        <table:table-column table:style-name="Table6.A"/>
        <table:table-row>
          <table:table-cell table:style-name="Table6.A1" office:value-type="string">
            <text:p text:style-name="P63">HTML</text:p>
            <text:p text:style-name="P59">SELECT_TAG</text:p>
            <text:p text:style-name="P59">INPUT_TAG</text:p>
            <text:p text:style-name="P59">HOLE_TAG</text:p>
            <text:p text:style-name="P59">SCHEMA</text:p>
            <text:p text:style-name="P59">FIELD</text:p>
            <text:p text:style-name="P59">VARIABLE</text:p>
            <text:p text:style-name="P59">ARGUMENT</text:p>
            <text:p text:style-name="P59">FUNCTION</text:p>
            <text:p text:style-name="P59">SESSION</text:p>
          </table:table-cell>
        </table:table-row>
      </table:table>
      <text:p text:style-name="Table">Table <text:sequence text:ref-name="refTable5" text:name="Table" text:formula="ooow:Table+1" style:num-format="1">6</text:sequence>: Symbol identifiers</text:p>
      <text:p text:style-name="P24">The symbol also keeps a reference to the original AST node for which it was generated, this is useful in some cases where we need to find out more information about the symbol later, it's mostly used when we try to access a tuple field, we can access the schema using that reference to the node.</text:p>
      <text:p text:style-name="P25">There's also a field for keeping track of the symbol's type, it can be any of the following:</text:p>
      <table:table table:name="Table7" table:style-name="Table7">
        <table:table-column table:style-name="Table7.A"/>
        <table:table-row>
          <table:table-cell table:style-name="Table7.A1" office:value-type="string">
            <text:p text:style-name="P64">INT</text:p>
            <text:p text:style-name="P65">BOOL</text:p>
            <text:p text:style-name="P65">STRING</text:p>
            <text:p text:style-name="P65">VOID</text:p>
            <text:p text:style-name="P65">TUPLE</text:p>
            <text:p text:style-name="P65">HTML</text:p>
            <text:p text:style-name="P65">SCHEMA</text:p>
            <text:p text:style-name="P65">UNDEFINED</text:p>
          </table:table-cell>
        </table:table-row>
      </table:table>
      <text:p text:style-name="Table">Table <text:sequence text:ref-name="refTable6" text:name="Table" text:formula="ooow:Table+1" style:num-format="1">7</text:sequence>: Symbol type</text:p>
      <text:p text:style-name="P26"/>
      <text:p text:style-name="P26"/>
      <text:p text:style-name="P26"/>
      <text:p text:style-name="P26"><text:soft-page-break/>Here are some examples of symbol data generation:</text:p>
      <table:table table:name="Table8" table:style-name="Table8">
        <table:table-column table:style-name="Table8.A"/>
        <table:table-column table:style-name="Table8.B"/>
        <table:table-row>
          <table:table-cell table:style-name="Table8.A1" office:value-type="string">
            <text:p text:style-name="P47">Original code</text:p>
          </table:table-cell>
          <table:table-cell table:style-name="Table8.B1" office:value-type="string">
            <text:p text:style-name="P47">Generated symbols (doesn't take into account scoping...)</text:p>
          </table:table-cell>
        </table:table-row>
        <table:table-row>
          <table:table-cell table:style-name="Table8.A2" office:value-type="string">
            <text:p text:style-name="P47">const html Return = &lt;html&gt;&lt;[gap]&gt;&lt;input type=”text” name=”YorN”&gt;&lt;/html&gt;;</text:p>
          </table:table-cell>
          <table:table-cell table:style-name="Table8.B2" office:value-type="string">
            <text:p text:style-name="P47">| Return, symbol_identifier: variable, type: html, + pointer to Return's AST node |</text:p>
            <text:p text:style-name="P47"/>
            <text:p text:style-name="P47">| gap, symbol_identifier: hole_tag, type: html, + pointer to gap's AST node |</text:p>
            <text:p text:style-name="P47"/>
            <text:p text:style-name="P47">| YorN, symbol_identifier: input_tag, type: html, + pointer to YorN's AST node |</text:p>
          </table:table-cell>
        </table:table-row>
        <table:table-row>
          <table:table-cell table:style-name="Table8.A2" office:value-type="string">
            <text:p text:style-name="P47">int a;</text:p>
          </table:table-cell>
          <table:table-cell table:style-name="Table8.B2" office:value-type="string">
            <text:p text:style-name="P48">a, symbol_identifier: variable, type: int, + pointer to a's AST node</text:p>
          </table:table-cell>
        </table:table-row>
        <table:table-row>
          <table:table-cell table:style-name="Table8.A2" office:value-type="string">
            <text:p text:style-name="P48">int add(int a, int b){...}</text:p>
          </table:table-cell>
          <table:table-cell table:style-name="Table8.B2" office:value-type="string">
            <text:p text:style-name="P48">add, symbol_identifier: function, type: int, + pointer to add's AST node</text:p>
          </table:table-cell>
        </table:table-row>
        <table:table-row>
          <table:table-cell table:style-name="Table8.A2" office:value-type="string">
            <text:p text:style-name="P49">session B(){...}</text:p>
          </table:table-cell>
          <table:table-cell table:style-name="Table8.B2" office:value-type="string">
            <text:p text:style-name="P49">B, symbol_identifier: session, type: void, + pointer to B's AST node</text:p>
          </table:table-cell>
        </table:table-row>
      </table:table>
      <text:p text:style-name="Table">Table <text:sequence text:ref-name="refTable7" text:name="Table" text:formula="ooow:Table+1" style:num-format="1">8</text:sequence>: Symbol data generation examples</text:p>
      <text:h text:style-name="P35" text:outline-level="2"><text:bookmark-start text:name="__RefHeading__139_1210552333"/>3.3 Algorithm<text:bookmark-end text:name="__RefHeading__139_1210552333"/></text:h>
      <text:p text:style-name="P29">The symbol table is represented by a <text:span text:style-name="T18">stack</text:span> of <text:span text:style-name="T18">map</text:span>s. Each level in the stack corresponds to <text:span text:style-name="T35">a new scope.</text:span></text:p>
      <text:p text:style-name="P30">The symbol table generation is implemented as a visitor class named <text:span text:style-name="T18">SymTabler</text:span>. <text:span text:style-name="T36">It keeps track of a global symbol table. Whenever a </text:span><text:span text:style-name="T24">CompoundStm</text:span><text:span text:style-name="T36">, which represents statements inside a bracket, is encountered, it will create a new scope in this symbol table. It will traverse all the elements inside it and add each corresponding symbol to the symbol table. Then, it will create a copy of the global symbol table, link it into the </text:span><text:span text:style-name="T24">CompoundStm</text:span><text:span text:style-name="T36"> node (</text:span><text:span text:style-name="T24">CompoundStm</text:span><text:span text:style-name="T36"> derives from </text:span><text:span text:style-name="T24">Base</text:span><text:span text:style-name="T36"> which has a field to keep a symbol table) and pop the last scope from the global symbol table and continue scanning the rest of the code.</text:span></text:p>
      <text:p text:style-name="P31"><text:span text:style-name="T36">W</text:span>henever 2 symbols with the same name are presented in the same scope, <text:span text:style-name="T18">SymTabler</text:span> will produce <text:span text:style-name="T18">SYMBOL_ALREADY_PRESENT</text:span> error. <text:span text:style-name="T37">This situation is detected by checking that the top </text:span><text:span text:style-name="T25">map</text:span><text:span text:style-name="T37"> element of the </text:span><text:span text:style-name="T25">stack</text:span><text:span text:style-name="T37"> doesn't contain a symbol with the same name.</text:span></text:p>
      <text:p text:style-name="P32">If we try to add a html tag that isn't an input or a <text:span text:style-name="T40">gap</text:span> into the symbol table, it will generate <text:span text:style-name="T18">HTML_TAG_NOT_A_SYMBOL</text:span> error.</text:p>
      <text:h text:style-name="P35" text:outline-level="2"><text:bookmark-start text:name="__RefHeading__141_1210552333"/>3.4 Testing<text:bookmark-end text:name="__RefHeading__141_1210552333"/></text:h>
      <text:p text:style-name="P69"><text:span text:style-name="T44">My compiler was able to generate correct symbol tables for all different positions in the source code. </text:span>The symbol table generation was tested using 2 different techniques. The first one is to print the symbol table for each scope in the pretty-printing code. So basically, the compiler parsed the input source code and pretty-printed it with the symbol tables and I checked that they did match the manually constructed symbol tables. The problem with that approach was that it's very manual and there's no easy way to do regression testing.</text:p>
      <text:p text:style-name="P68">So I developed another way to write tests. It's basically using an augmented input file which includes extra metadata before the source code for the script. That metadata represents the compilation errors that this file must produce and the python script checks that these errors are produced. <text:span text:style-name="T42">It overlaps with the testing for the typechecking system, so m</text:span>ore information about this is given later in the <text:span text:style-name="T43">next </text:span>part.</text:p>
      <text:h text:style-name="P36" text:outline-level="1"><text:bookmark-start text:name="__RefHeading__143_1210552333"/>4 Type Checking<text:bookmark-end text:name="__RefHeading__143_1210552333"/></text:h>
      <text:h text:style-name="P35" text:outline-level="2"><text:bookmark-start text:name="__RefHeading__145_1210552333"/>4.1 Types<text:bookmark-end text:name="__RefHeading__145_1210552333"/></text:h>
      <text:p text:style-name="P21">Describe the types supported by your language.</text:p>
      <text:h text:style-name="P35" text:outline-level="2"><text:bookmark-start text:name="__RefHeading__147_1210552333"/>4.2 Type Rules<text:bookmark-end text:name="__RefHeading__147_1210552333"/></text:h>
      <text:p text:style-name="P21">Describe the type rules of your language.</text:p>
      <text:h text:style-name="P35" text:outline-level="2"><text:bookmark-start text:name="__RefHeading__149_1210552333"/>4.3 Algorithm<text:bookmark-end text:name="__RefHeading__149_1210552333"/></text:h>
      <text:p text:style-name="P21">Describe your algorithm for checking type rules.</text:p>
      <text:h text:style-name="P35" text:outline-level="2"><text:bookmark-start text:name="__RefHeading__151_1210552333"/>4.4 Testing<text:bookmark-end text:name="__RefHeading__151_1210552333"/></text:h>
      <text:p text:style-name="P21">How have you tested this phase? Does it work?</text:p>
      <text:p text:style-name="Text_20_body"/>
      <text:h text:style-name="P36" text:outline-level="1"><text:bookmark-start text:name="__RefHeading__153_1210552333"/>5 Resource Computation<text:bookmark-end text:name="__RefHeading__153_1210552333"/></text:h>
      <text:h text:style-name="P35" text:outline-level="2"><text:bookmark-start text:name="__RefHeading__155_1210552333"/>5.1 Resources<text:bookmark-end text:name="__RefHeading__155_1210552333"/></text:h>
      <text:p text:style-name="P21">Describe the resources that you compute.</text:p>
      <text:h text:style-name="P35" text:outline-level="2"><text:bookmark-start text:name="__RefHeading__157_1210552333"/>5.2 Algorithm<text:bookmark-end text:name="__RefHeading__157_1210552333"/></text:h>
      <text:p text:style-name="P21">Describe your algorithm for computing resources.</text:p>
      <text:h text:style-name="P35" text:outline-level="2"><text:bookmark-start text:name="__RefHeading__159_1210552333"/>5.3 Testing<text:bookmark-end text:name="__RefHeading__159_1210552333"/></text:h>
      <text:p text:style-name="P21">How have you tested this phase? Does it work?</text:p>
      <text:p text:style-name="Text_20_body"/>
      <text:h text:style-name="P36" text:outline-level="1"><text:bookmark-start text:name="__RefHeading__161_1210552333"/>6 Code Generation<text:bookmark-end text:name="__RefHeading__161_1210552333"/></text:h>
      <text:h text:style-name="P35" text:outline-level="2"><text:bookmark-start text:name="__RefHeading__163_1210552333"/>6.1 Strategy<text:bookmark-end text:name="__RefHeading__163_1210552333"/></text:h>
      <text:p text:style-name="P21">Describe the overall strategy for generating code for a service.</text:p>
      <text:h text:style-name="P35" text:outline-level="2"><text:bookmark-start text:name="__RefHeading__165_1210552333"/>6.2 Code Templates<text:bookmark-end text:name="__RefHeading__165_1210552333"/></text:h>
      <text:p text:style-name="P21">Describe the code templates for your language constructs.</text:p>
      <text:h text:style-name="P35" text:outline-level="2"><text:bookmark-start text:name="__RefHeading__167_1210552333"/>6.3 Algorithm<text:bookmark-end text:name="__RefHeading__167_1210552333"/></text:h>
      <text:p text:style-name="P21">Describe your algorithm for generating code.</text:p>
      <text:h text:style-name="P35" text:outline-level="2"><text:bookmark-start text:name="__RefHeading__169_1210552333"/>6.4 Runtime System<text:bookmark-end text:name="__RefHeading__169_1210552333"/></text:h>
      <text:p text:style-name="P21">Describe the runtime system that is used by the services you generate.</text:p>
      <text:h text:style-name="P35" text:outline-level="2"><text:bookmark-start text:name="__RefHeading__171_1210552333"/>6.5 Sample Code<text:bookmark-end text:name="__RefHeading__171_1210552333"/></text:h>
      <text:p text:style-name="P21">Show the complete code generated for the service tiny.wig.</text:p>
      <text:h text:style-name="P35" text:outline-level="2"><text:bookmark-start text:name="__RefHeading__173_1210552333"/>6.6 Testing<text:bookmark-end text:name="__RefHeading__173_1210552333"/></text:h>
      <text:p text:style-name="P21">How have you tested this phase? Does it work?</text:p>
      <text:p text:style-name="Text_20_body"/>
      <text:h text:style-name="P36" text:outline-level="1"><text:bookmark-start text:name="__RefHeading__175_1210552333"/>7 Availability and Group Dynamics<text:bookmark-end text:name="__RefHeading__175_1210552333"/></text:h>
      <text:h text:style-name="P35" text:outline-level="2"><text:bookmark-start text:name="__RefHeading__177_1210552333"/>7.1 Manual<text:bookmark-end text:name="__RefHeading__177_1210552333"/></text:h>
      <text:p text:style-name="P21">Describe how to compile and install services.</text:p>
      <text:h text:style-name="P35" text:outline-level="2"><text:bookmark-start text:name="__RefHeading__179_1210552333"/>7.2 Demo Site<text:bookmark-end text:name="__RefHeading__179_1210552333"/></text:h>
      <text:p text:style-name="P21">Give the URL for a web site that contains demos of services that you have generated.</text:p>
      <text:h text:style-name="P35" text:outline-level="2"><text:bookmark-start text:name="__RefHeading__181_1210552333"/>7.3 Division of Group Duties<text:bookmark-end text:name="__RefHeading__181_1210552333"/></text:h>
      <text:p text:style-name="P21">Explain who worked on what parts of the compiler and how you divided the work. Reflect on your group work experience and describe what went well, what could have been better, and what you learned.</text:p>
      <text:p text:style-name="Text_20_body"/>
      <text:h text:style-name="P36" text:outline-level="1"><text:bookmark-start text:name="__RefHeading__183_1210552333"/>8 Conclusions and Future Work<text:bookmark-end text:name="__RefHeading__183_1210552333"/></text:h>
      <text:h text:style-name="P35" text:outline-level="2"><text:bookmark-start text:name="__RefHeading__185_1210552333"/>8.1 Conclusions<text:bookmark-end text:name="__RefHeading__185_1210552333"/></text:h>
      <text:p text:style-name="P21">First, provide a brief summary of the report. Next, describe the main things that you learned in the course of this work, and attempt to draw new conclusions, even if they are just “soft” experience-based ones. Detail the things you learned that you did not expect to learn.</text:p>
      <text:h text:style-name="P35" text:outline-level="2"><text:bookmark-start text:name="__RefHeading__187_1210552333"/>8.2 Future Work<text:bookmark-end text:name="__RefHeading__187_1210552333"/></text:h>
      <text:p text:style-name="P21">What features does the WIG language need, and how could they be provided? How could your compiler be even better?</text:p>
      <text:h text:style-name="P35" text:outline-level="2"><text:bookmark-start text:name="__RefHeading__189_1210552333"/>8.3 Course Improvements<text:bookmark-end text:name="__RefHeading__189_1210552333"/></text:h>
      <text:p text:style-name="P21">What changes to the course would you recommend for future years?</text:p>
      <text:h text:style-name="P35" text:outline-level="2"><text:bookmark-start text:name="__RefHeading__191_1210552333"/>8.4 Goodbye<text:bookmark-end text:name="__RefHeading__191_1210552333"/></text:h>
      <text:p text:style-name="P2">What plans do you have, if any, to continue in the field of compiler research and development? Any parting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Trebuchet MS" svg:font-family="'Trebuchet MS'"/>
    <style:font-face style:name="Monospace1" svg:font-family="Monospace"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12:31:34.700590747</meta:creation-date>
    <dc:date>2013-12-08T16:29:26.814218319</dc:date>
    <meta:editing-duration>PT6H43M58S</meta:editing-duration>
    <meta:editing-cycles>68</meta:editing-cycles>
    <meta:generator>LibreOffice/4.1.2.3$Linux_X86_64 LibreOffice_project/410m0$Build-3</meta:generator>
    <meta:document-statistic meta:table-count="8" meta:image-count="0" meta:object-count="0" meta:page-count="17" meta:paragraph-count="405" meta:word-count="3411" meta:character-count="20223" meta:non-whitespace-character-count="16621"/>
  </office:meta>
</office:document-meta>
</file>